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2.7806in" table:align="left"/>
    </style:style>
    <style:style style:name="Table2.A" style:family="table-column">
      <style:table-column-properties style:column-width="1.1236in"/>
    </style:style>
    <style:style style:name="Table2.B" style:family="table-column">
      <style:table-column-properties style:column-width="0.7931in"/>
    </style:style>
    <style:style style:name="Table2.C" style:family="table-column">
      <style:table-column-properties style:column-width="0.8639in"/>
    </style:style>
    <style:style style:name="Table2.A1"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C1" style:family="table-cell">
      <style:table-cell-properties style:vertical-align="bottom" style:border-line-width="0.0007in 0.0347in 0.0007in" fo:padding="0.0194in" fo:border="0.0361in double #808080"/>
    </style:style>
    <style:style style:name="Table2.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2.C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paragraph-properties fo:text-align="justify"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in" fo:margin-bottom="0.1965in"/>
    </style:style>
    <style:style style:name="P4" style:family="paragraph" style:parent-style-name="Preformatted_20_Text">
      <style:paragraph-properties fo:margin-top="0in" fo:margin-bottom="0.1965in" fo:text-align="justify" style:justify-single-word="false"/>
    </style:style>
    <style:style style:name="P5" style:family="paragraph" style:parent-style-name="List_20_Heading">
      <style:paragraph-properties fo:text-align="justify" style:justify-single-word="false"/>
    </style:style>
    <style:style style:name="P6" style:family="paragraph" style:parent-style-name="List_20_Contents">
      <style:paragraph-properties fo:text-align="justify" style:justify-single-word="false"/>
    </style:style>
    <style:style style:name="P7" style:family="paragraph" style:parent-style-name="List_20_Contents">
      <style:paragraph-properties fo:margin-top="0in" fo:margin-bottom="0.1965in" fo:text-align="justify" style:justify-single-word="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content">
          <text:p text:style-name="Standard"/>
          <text:section text:style-name="Sect1" text:name="module-csv">
            <text:h text:style-name="Heading_20_1" text:outline-level="1">csv – Comma-separated value files</text:h>
            <text:p text:style-name="P1">The <text:a xlink:type="simple" xlink:href="https://pymotw.com/2/csv/#module-csv" text:style-name="Internet_20_link" text:visited-style-name="Visited_20_Internet_20_Link"><text:span text:style-name="Teletype">csv</text:span></text:a> module is useful for working with data exported from spreadsheets and databases into text files formatted with fields and records, commonly referred to as <text:span text:style-name="Emphasis">comma-separated value</text:span> (CSV) format because commas are often used to separate the fields in a record.</text:p>
            <text:p text:style-name="P1">Note</text:p>
            <text:p text:style-name="P1">The Python 2.5 version of <text:a xlink:type="simple" xlink:href="https://pymotw.com/2/csv/#module-csv" text:style-name="Internet_20_link" text:visited-style-name="Visited_20_Internet_20_Link"><text:span text:style-name="Teletype">csv</text:span></text:a> does not support Unicode data. There are also “issues with ASCII NUL characters”. Using UTF-8 or printable ASCII is recommended.</text:p>
            <text:section text:style-name="Sect1" text:name="reading">
              <text:h text:style-name="Heading_20_2" text:outline-level="2">Reading</text:h>
              <text:p text:style-name="P1">Use <text:span text:style-name="Teletype">reader()</text:span> to create a an object for reading data from a CSV file. The reader can be used as an iterator to process the rows of the file in order. For example:</text:p>
              <text:p text:style-name="P2">import csv</text:p>
              <text:p text:style-name="Preformatted_20_Text">import sys</text:p>
              <text:p text:style-name="Preformatted_20_Text"/>
              <text:p text:style-name="Preformatted_20_Text">f = open(sys.argv[1], 'rt')</text:p>
              <text:p text:style-name="Preformatted_20_Text">try:</text:p>
              <text:p text:style-name="Preformatted_20_Text"><text:s text:c="4"/>reader = csv.reader(f)</text:p>
              <text:p text:style-name="Preformatted_20_Text"><text:s text:c="4"/>for row in reader:</text:p>
              <text:p text:style-name="Preformatted_20_Text"><text:s text:c="8"/>print row</text:p>
              <text:p text:style-name="Preformatted_20_Text">finally:</text:p>
              <text:p text:style-name="P3"><text:s text:c="4"/>f.close()</text:p>
              <text:p text:style-name="P1">The first argument to <text:span text:style-name="Teletype">reader()</text:span> is the source of text lines. In this case, it is a file, but any iterable is accepted (<text:a xlink:type="simple" xlink:href="https://pymotw.com/2/StringIO/index.html#module-StringIO" text:style-name="Internet_20_link" text:visited-style-name="Visited_20_Internet_20_Link"><text:span text:style-name="Teletype">StringIO</text:span></text:a> instances, lists, etc.). Other optional arguments can be given to control how the input data is parsed.</text:p>
              <text:p text:style-name="Text_20_body">This example file was exported from <text:a xlink:type="simple" xlink:href="http://www.neooffice.org/" text:style-name="Internet_20_link" text:visited-style-name="Visited_20_Internet_20_Link">NeoOffice</text:a>.</text:p>
              <text:p text:style-name="Preformatted_20_Text">"Title 1","Title 2","Title 3"</text:p>
              <text:p text:style-name="Preformatted_20_Text">1,"a",08/18/07</text:p>
              <text:p text:style-name="Preformatted_20_Text">2,"b",08/19/07</text:p>
              <text:p text:style-name="Preformatted_20_Text">3,"c",08/20/07</text:p>
              <text:p text:style-name="Preformatted_20_Text">4,"d",08/21/07</text:p>
              <text:p text:style-name="Preformatted_20_Text">5,"e",08/22/07</text:p>
              <text:p text:style-name="Preformatted_20_Text">6,"f",08/23/07</text:p>
              <text:p text:style-name="Preformatted_20_Text">7,"g",08/24/07</text:p>
              <text:p text:style-name="Preformatted_20_Text">8,"h",08/25/07</text:p>
              <text:p text:style-name="P3">9,"i",08/26/07</text:p>
              <text:p text:style-name="Text_20_body">As it is read, each row of the input data is parsed and converted to a list of strings.</text:p>
              <text:p text:style-name="Preformatted_20_Text">$ python csv_reader.py testdata.csv</text:p>
              <text:p text:style-name="Preformatted_20_Text"/>
              <text:p text:style-name="Preformatted_20_Text">['Title 1', 'Title 2', 'Title 3']</text:p>
              <text:p text:style-name="Preformatted_20_Text">['1', 'a', '08/18/07']</text:p>
              <text:p text:style-name="Preformatted_20_Text">['2', 'b', '08/19/07']</text:p>
              <text:p text:style-name="Preformatted_20_Text">['3', 'c', '08/20/07']</text:p>
              <text:p text:style-name="Preformatted_20_Text">['4', 'd', '08/21/07']</text:p>
              <text:p text:style-name="Preformatted_20_Text">['5', 'e', '08/22/07']</text:p>
              <text:p text:style-name="Preformatted_20_Text">['6', 'f', '08/23/07']</text:p>
              <text:p text:style-name="Preformatted_20_Text">['7', 'g', '08/24/07']</text:p>
              <text:p text:style-name="Preformatted_20_Text">['8', 'h', '08/25/07']</text:p>
              <text:p text:style-name="P3"><text:soft-page-break/>['9', 'i', '08/26/07']</text:p>
              <text:p text:style-name="P1">The parser handles line breaks embedded within strings in a row, which is why a “row” is not always the same as a “line” of input from the file.</text:p>
              <text:p text:style-name="P2">"Title 1","Title 2","Title 3"</text:p>
              <text:p text:style-name="P2">1,"first line</text:p>
              <text:p text:style-name="P4">second line",08/18/07</text:p>
              <text:p text:style-name="P1">Values with line breaks in the input retain the internal line breaks when returned by the parser.</text:p>
              <text:p text:style-name="P2">$ python csv_reader.py testlinebreak.csv</text:p>
              <text:p text:style-name="P2"/>
              <text:p text:style-name="Preformatted_20_Text">['Title 1', 'Title 2', 'Title 3']</text:p>
              <text:p text:style-name="P3">['1', 'first line\nsecond line', '08/18/07']</text:p>
            </text:section>
            <text:section text:style-name="Sect1" text:name="writing">
              <text:h text:style-name="Heading_20_2" text:outline-level="2">Writing</text:h>
              <text:p text:style-name="P1">Writing CSV files is just as easy as reading them. Use <text:span text:style-name="Teletype">writer()</text:span> to create an object for writing, then iterate over the rows, using <text:span text:style-name="Teletype">writerow()</text:span> to print them.</text:p>
              <text:p text:style-name="Preformatted_20_Text">import csv</text:p>
              <text:p text:style-name="Preformatted_20_Text">import sys</text:p>
              <text:p text:style-name="Preformatted_20_Text"/>
              <text:p text:style-name="Preformatted_20_Text">f = open(sys.argv[1], 'wt')</text:p>
              <text:p text:style-name="Preformatted_20_Text">try:</text:p>
              <text:p text:style-name="Preformatted_20_Text"><text:s text:c="4"/>writer = csv.writer(f)</text:p>
              <text:p text:style-name="Preformatted_20_Text"><text:s text:c="4"/>writer.writerow( ('Title 1', 'Title 2', 'Title 3') )</text:p>
              <text:p text:style-name="Preformatted_20_Text"><text:s text:c="4"/>for i in range(10):</text:p>
              <text:p text:style-name="Preformatted_20_Text"><text:s text:c="8"/>writer.writerow( (i+1, chr(ord('a') + i), '08/%02d/07' % (i+1)) )</text:p>
              <text:p text:style-name="Preformatted_20_Text">finally:</text:p>
              <text:p text:style-name="Preformatted_20_Text"><text:s text:c="4"/>f.close()</text:p>
              <text:p text:style-name="Preformatted_20_Text"/>
              <text:p text:style-name="P3">print open(sys.argv[1], 'rt').read()</text:p>
              <text:p text:style-name="Text_20_body">The output does not look exactly like the exported data used in the reader example:</text:p>
              <text:p text:style-name="Preformatted_20_Text">$ python csv_writer.py testout.csv</text:p>
              <text:p text:style-name="Preformatted_20_Text"/>
              <text:p text:style-name="Preformatted_20_Text">Title 1,Title 2,Title 3</text:p>
              <text:p text:style-name="Preformatted_20_Text">1,a,08/01/07</text:p>
              <text:p text:style-name="Preformatted_20_Text">2,b,08/02/07</text:p>
              <text:p text:style-name="Preformatted_20_Text">3,c,08/03/07</text:p>
              <text:p text:style-name="Preformatted_20_Text">4,d,08/04/07</text:p>
              <text:p text:style-name="Preformatted_20_Text">5,e,08/05/07</text:p>
              <text:p text:style-name="Preformatted_20_Text">6,f,08/06/07</text:p>
              <text:p text:style-name="Preformatted_20_Text">7,g,08/07/07</text:p>
              <text:p text:style-name="Preformatted_20_Text">8,h,08/08/07</text:p>
              <text:p text:style-name="Preformatted_20_Text">9,i,08/09/07</text:p>
              <text:p text:style-name="P3">10,j,08/10/07</text:p>
              <text:p text:style-name="Text_20_body">The default quoting behavior is different for the writer, so the string column is not quoted. That is easy to change by adding a quoting argument to quote non-numeric values:</text:p>
              <text:p text:style-name="P3">writer = csv.writer(f, quoting=csv.QUOTE_NONNUMERIC)</text:p>
              <text:p text:style-name="Text_20_body">And now the strings are quoted:</text:p>
              <text:p text:style-name="Preformatted_20_Text">$ python csv_writer_quoted.py testout_quoted.csv</text:p>
              <text:p text:style-name="Preformatted_20_Text"/>
              <text:p text:style-name="Preformatted_20_Text">"Title 1","Title 2","Title 3"</text:p>
              <text:p text:style-name="Preformatted_20_Text">1,"a","08/01/07"</text:p>
              <text:p text:style-name="Preformatted_20_Text"><text:soft-page-break/>2,"b","08/02/07"</text:p>
              <text:p text:style-name="Preformatted_20_Text">3,"c","08/03/07"</text:p>
              <text:p text:style-name="Preformatted_20_Text">4,"d","08/04/07"</text:p>
              <text:p text:style-name="Preformatted_20_Text">5,"e","08/05/07"</text:p>
              <text:p text:style-name="Preformatted_20_Text">6,"f","08/06/07"</text:p>
              <text:p text:style-name="Preformatted_20_Text">7,"g","08/07/07"</text:p>
              <text:p text:style-name="Preformatted_20_Text">8,"h","08/08/07"</text:p>
              <text:p text:style-name="Preformatted_20_Text">9,"i","08/09/07"</text:p>
              <text:p text:style-name="P3">10,"j","08/10/07"</text:p>
              <text:section text:style-name="Sect1" text:name="quoting">
                <text:h text:style-name="Heading_20_3" text:outline-level="3"><text:bookmark text:name="csv-quoting"/>Quoting</text:h>
                <text:p text:style-name="P1">There are four different quoting options, defined as constants in the csv module.</text:p>
                <text:p text:style-name="P5">QUOTE_ALL</text:p>
                <text:p text:style-name="P6">Quote everything, regardless of type.</text:p>
                <text:p text:style-name="P5">QUOTE_MINIMAL</text:p>
                <text:p text:style-name="P6">Quote fields with special characters (anything that would confuse a parser configured with the same dialect and options). This is the default</text:p>
                <text:p text:style-name="P5">QUOTE_NONNUMERIC</text:p>
                <text:p text:style-name="P6">Quote all fields that are not integers or floats. When used with the reader, input fields that are not quoted are converted to floats.</text:p>
                <text:p text:style-name="P5">QUOTE_NONE</text:p>
                <text:p text:style-name="P7">Do not quote anything on output. When used with the reader, quote characters are included in the field values (normally, they are treated as delimiters and stripped).</text:p>
              </text:section>
            </text:section>
            <text:section text:style-name="Sect1" text:name="dialects">
              <text:h text:style-name="Heading_20_2" text:outline-level="2">Dialects</text:h>
              <text:p text:style-name="Text_20_body">There is no well-defined standard for comma-separated value files, so the parser needs to be flexible. This flexibility means there are many parameters to control how <text:a xlink:type="simple" xlink:href="https://pymotw.com/2/csv/#module-csv" text:style-name="Internet_20_link" text:visited-style-name="Visited_20_Internet_20_Link"><text:span text:style-name="Teletype">csv</text:span></text:a> parses or writes data. Rather than passing each of these parameters to the reader and writer separately, they are grouped together conveniently into a <text:span text:style-name="Emphasis">dialect</text:span> object.</text:p>
              <text:p text:style-name="Text_20_body">Dialect classes can be registered by name, so that callers of the csv module do not need to know the parameter settings in advance. The complete list of registered dialects can be retrieved with <text:span text:style-name="Teletype">list_dialects()</text:span>.</text:p>
              <text:p text:style-name="Preformatted_20_Text">import csv</text:p>
              <text:p text:style-name="Preformatted_20_Text"/>
              <text:p text:style-name="P3">print csv.list_dialects()</text:p>
              <text:p text:style-name="Text_20_body">The standard library includes two dialects: <text:span text:style-name="Teletype">excel</text:span>, and <text:span text:style-name="Teletype">excel-tabs</text:span>. The <text:span text:style-name="Teletype">excel</text:span> dialect is for working with data in the default export format for Microsoft Excel, and also works with OpenOffice or NeoOffice.</text:p>
              <text:p text:style-name="Preformatted_20_Text">$ python csv_list_dialects.py</text:p>
              <text:p text:style-name="Preformatted_20_Text"/>
              <text:p text:style-name="P3">['excel-tab', 'excel']</text:p>
              <text:section text:style-name="Sect1" text:name="creating-a-dialect">
                <text:h text:style-name="Heading_20_3" text:outline-level="3">Creating a Dialect</text:h>
                <text:p text:style-name="Text_20_body">Suppose instead of using commas to delimit fields, the input file uses <text:span text:style-name="Teletype">|</text:span>, like this:</text:p>
                <text:p text:style-name="Preformatted_20_Text">"Title 1"|"Title 2"|"Title 3"</text:p>
                <text:p text:style-name="Preformatted_20_Text">1|"first line</text:p>
                <text:p text:style-name="P3">second line"|08/18/07</text:p>
                <text:p text:style-name="Text_20_body"><text:soft-page-break/>A new dialect can be registered using the appropriate delimiter:</text:p>
                <text:p text:style-name="Preformatted_20_Text">import csv</text:p>
                <text:p text:style-name="Preformatted_20_Text"/>
                <text:p text:style-name="Preformatted_20_Text">csv.register_dialect('pipes', delimiter='|')</text:p>
                <text:p text:style-name="Preformatted_20_Text"/>
                <text:p text:style-name="Preformatted_20_Text">with open('testdata.pipes', 'r') as f:</text:p>
                <text:p text:style-name="Preformatted_20_Text"><text:s text:c="4"/>reader = csv.reader(f, dialect='pipes')</text:p>
                <text:p text:style-name="Preformatted_20_Text"><text:s text:c="4"/>for row in reader:</text:p>
                <text:p text:style-name="P3"><text:s text:c="8"/>print row</text:p>
                <text:p text:style-name="Text_20_body">and the file can be read just as with the comma-delimited file:</text:p>
                <text:p text:style-name="Preformatted_20_Text">$ python csv_dialect.py</text:p>
                <text:p text:style-name="Preformatted_20_Text"/>
                <text:p text:style-name="Preformatted_20_Text">['Title 1', 'Title 2', 'Title 3']</text:p>
                <text:p text:style-name="P3">['1', 'first line\nsecond line', '08/18/07']</text:p>
              </text:section>
              <text:section text:style-name="Sect1" text:name="dialect-parameters">
                <text:h text:style-name="Heading_20_3" text:outline-level="3">Dialect Parameters</text:h>
                <text:p text:style-name="Text_20_body">A dialect specifies all of the tokens used when parsing or writing a data file. Every aspect of the file format can be specified, from the way columns are delimited to the character used to escape a toke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ttribute</text:p>
                      </table:table-cell>
                      <table:table-cell table:style-name="Table2.A1" office:value-type="string">
                        <text:p text:style-name="Table_20_Heading">Default</text:p>
                      </table:table-cell>
                      <table:table-cell table:style-name="Table2.C1" office:value-type="string">
                        <text:p text:style-name="Table_20_Heading">Meaning</text:p>
                      </table:table-cell>
                    </table:table-row>
                  </table:table-header-rows>
                  <table:table-row>
                    <table:table-cell table:style-name="Table2.A2" office:value-type="string">
                      <text:p text:style-name="Table_20_Contents">delimiter</text:p>
                    </table:table-cell>
                    <table:table-cell table:style-name="Table2.A2" office:value-type="string">
                      <text:p text:style-name="Table_20_Contents"><text:span text:style-name="Teletype">,</text:span></text:p>
                    </table:table-cell>
                    <table:table-cell table:style-name="Table2.C2" office:value-type="string">
                      <text:p text:style-name="Table_20_Contents">Field separator (one character)</text:p>
                    </table:table-cell>
                  </table:table-row>
                  <table:table-row>
                    <table:table-cell table:style-name="Table2.A2" office:value-type="string">
                      <text:p text:style-name="Table_20_Contents">doublequote</text:p>
                    </table:table-cell>
                    <table:table-cell table:style-name="Table2.A2" office:value-type="string">
                      <text:p text:style-name="Table_20_Contents">True</text:p>
                    </table:table-cell>
                    <table:table-cell table:style-name="Table2.C2" office:value-type="string">
                      <text:p text:style-name="Table_20_Contents">Flag controlling whether quotechar instances are doubled</text:p>
                    </table:table-cell>
                  </table:table-row>
                  <table:table-row>
                    <table:table-cell table:style-name="Table2.A2" office:value-type="string">
                      <text:p text:style-name="Table_20_Contents">escapechar</text:p>
                    </table:table-cell>
                    <table:table-cell table:style-name="Table2.A2" office:value-type="string">
                      <text:p text:style-name="Table_20_Contents">None</text:p>
                    </table:table-cell>
                    <table:table-cell table:style-name="Table2.C2" office:value-type="string">
                      <text:p text:style-name="Table_20_Contents">Character used to indicate an escape sequence</text:p>
                    </table:table-cell>
                  </table:table-row>
                  <table:table-row>
                    <table:table-cell table:style-name="Table2.A2" office:value-type="string">
                      <text:p text:style-name="Table_20_Contents">lineterminator</text:p>
                    </table:table-cell>
                    <table:table-cell table:style-name="Table2.A2" office:value-type="string">
                      <text:p text:style-name="Table_20_Contents"><text:span text:style-name="Teletype">\r\n</text:span></text:p>
                    </table:table-cell>
                    <table:table-cell table:style-name="Table2.C2" office:value-type="string">
                      <text:p text:style-name="Table_20_Contents">String used by writer to terminate a line</text:p>
                    </table:table-cell>
                  </table:table-row>
                  <table:table-row>
                    <table:table-cell table:style-name="Table2.A2" office:value-type="string">
                      <text:p text:style-name="Table_20_Contents">quotechar</text:p>
                    </table:table-cell>
                    <table:table-cell table:style-name="Table2.A2" office:value-type="string">
                      <text:p text:style-name="Table_20_Contents"><text:span text:style-name="Teletype">"</text:span></text:p>
                    </table:table-cell>
                    <table:table-cell table:style-name="Table2.C2" office:value-type="string">
                      <text:p text:style-name="Table_20_Contents">String to surround fields containing special values (one character)</text:p>
                    </table:table-cell>
                  </table:table-row>
                  <table:table-row>
                    <table:table-cell table:style-name="Table2.A2" office:value-type="string">
                      <text:p text:style-name="Table_20_Contents">quoting</text:p>
                    </table:table-cell>
                    <table:table-cell table:style-name="Table2.A2" office:value-type="string">
                      <text:p text:style-name="Table_20_Contents"><text:span text:style-name="Teletype">QUOTE_MINIMAL</text:span></text:p>
                    </table:table-cell>
                    <table:table-cell table:style-name="Table2.C2" office:value-type="string">
                      <text:p text:style-name="Table_20_Contents">Controls quoting <text:soft-page-break/>behavior described above</text:p>
                    </table:table-cell>
                  </table:table-row>
                  <table:table-row>
                    <table:table-cell table:style-name="Table2.A2" office:value-type="string">
                      <text:p text:style-name="Table_20_Contents">skipinitialspace</text:p>
                    </table:table-cell>
                    <table:table-cell table:style-name="Table2.A2" office:value-type="string">
                      <text:p text:style-name="Table_20_Contents">False</text:p>
                    </table:table-cell>
                    <table:table-cell table:style-name="Table2.C2" office:value-type="string">
                      <text:p text:style-name="Table_20_Contents">Ignore whitespace after the field delimiter</text:p>
                    </table:table-cell>
                  </table:table-row>
                </table:table>
                <text:p text:style-name="Preformatted_20_Text">import csv</text:p>
                <text:p text:style-name="Preformatted_20_Text">import sys</text:p>
                <text:p text:style-name="Preformatted_20_Text"/>
                <text:p text:style-name="Preformatted_20_Text">csv.register_dialect('escaped', escapechar='\\', doublequote=False, quoting=csv.QUOTE_NONE)</text:p>
                <text:p text:style-name="Preformatted_20_Text">csv.register_dialect('singlequote', quotechar="'", quoting=csv.QUOTE_ALL)</text:p>
                <text:p text:style-name="Preformatted_20_Text"/>
                <text:p text:style-name="Preformatted_20_Text">quoting_modes = dict( (getattr(csv,n), n) for n in dir(csv) if n.startswith('QUOTE_') )</text:p>
                <text:p text:style-name="Preformatted_20_Text"/>
                <text:p text:style-name="Preformatted_20_Text">for name in sorted(csv.list_dialects()):</text:p>
                <text:p text:style-name="Preformatted_20_Text"><text:s text:c="4"/>print '\nDialect: "%s"\n' % name</text:p>
                <text:p text:style-name="Preformatted_20_Text"><text:s text:c="4"/>dialect = csv.get_dialect(name)</text:p>
                <text:p text:style-name="Preformatted_20_Text"/>
                <text:p text:style-name="Preformatted_20_Text"><text:s text:c="4"/>print ' <text:s/>delimiter <text:s text:c="2"/>= %-6r <text:s text:c="3"/>skipinitialspace = %r' % (dialect.delimiter,</text:p>
                <text:p text:style-name="Preformatted_20_Text"><text:s text:c="61"/>dialect.skipinitialspace)</text:p>
                <text:p text:style-name="Preformatted_20_Text"><text:s text:c="4"/>print ' <text:s/>doublequote = %-6r <text:s text:c="3"/>quoting <text:s text:c="9"/>= %s' % (dialect.doublequote,</text:p>
                <text:p text:style-name="Preformatted_20_Text"><text:s text:c="61"/>quoting_modes[dialect.quoting])</text:p>
                <text:p text:style-name="Preformatted_20_Text"><text:s text:c="4"/>print ' <text:s/>quotechar <text:s text:c="2"/>= %-6r <text:s text:c="3"/>lineterminator <text:s text:c="2"/>= %r' % (dialect.quotechar,</text:p>
                <text:p text:style-name="Preformatted_20_Text"><text:s text:c="61"/>dialect.lineterminator)</text:p>
                <text:p text:style-name="Preformatted_20_Text"><text:s text:c="4"/>print ' <text:s/>escapechar <text:s/>= %-6r' % dialect.escapechar</text:p>
                <text:p text:style-name="Preformatted_20_Text"><text:s text:c="4"/>print</text:p>
                <text:p text:style-name="Preformatted_20_Text"><text:s text:c="4"/></text:p>
                <text:p text:style-name="Preformatted_20_Text"><text:s text:c="4"/>writer = csv.writer(sys.stdout, dialect=dialect)</text:p>
                <text:p text:style-name="Preformatted_20_Text"><text:s text:c="4"/>for i in xrange(3):</text:p>
                <text:p text:style-name="Preformatted_20_Text"><text:s text:c="8"/>writer.writerow(</text:p>
                <text:p text:style-name="Preformatted_20_Text"><text:s text:c="12"/>('col1', i, '10/%02d/2010' % i,</text:p>
                <text:p text:style-name="Preformatted_20_Text"><text:s text:c="13"/>'Contains special chars: " \' %s to be parsed' % dialect.delimiter)</text:p>
                <text:p text:style-name="Preformatted_20_Text"><text:s text:c="12"/>)</text:p>
                <text:p text:style-name="P3"><text:s text:c="4"/>print</text:p>
                <text:p text:style-name="Text_20_body">This program shows how the same data appears in several different dialects.</text:p>
                <text:p text:style-name="Preformatted_20_Text">$ python csv_dialect_variations.py</text:p>
                <text:p text:style-name="Preformatted_20_Text"/>
                <text:p text:style-name="Preformatted_20_Text"/>
                <text:p text:style-name="Preformatted_20_Text">Dialect: "escaped"</text:p>
                <text:p text:style-name="Preformatted_20_Text"/>
                <text:p text:style-name="Preformatted_20_Text"><text:s text:c="2"/>delimiter <text:s text:c="2"/>= ',' <text:s text:c="6"/>skipinitialspace = 0</text:p>
                <text:p text:style-name="Preformatted_20_Text"><text:s text:c="2"/>doublequote = 0 <text:s text:c="8"/>quoting <text:s text:c="9"/>= QUOTE_NONE</text:p>
                <text:p text:style-name="Preformatted_20_Text"><text:s text:c="2"/>quotechar <text:s text:c="2"/>= '"' <text:s text:c="6"/>lineterminator <text:s text:c="2"/>= '\r\n'</text:p>
                <text:p text:style-name="Preformatted_20_Text"><text:s text:c="2"/>escapechar <text:s/>= '\\'</text:p>
                <text:p text:style-name="Preformatted_20_Text"/>
                <text:p text:style-name="Preformatted_20_Text">col1,0,10/00/2010,Contains special chars: \" ' \, to be parsed</text:p>
                <text:p text:style-name="Preformatted_20_Text">col1,1,10/01/2010,Contains special chars: \" ' \, to be parsed</text:p>
                <text:p text:style-name="Preformatted_20_Text">col1,2,10/02/2010,Contains special chars: \" ' \, to be parsed</text:p>
                <text:p text:style-name="Preformatted_20_Text"/>
                <text:p text:style-name="Preformatted_20_Text"><text:soft-page-break/></text:p>
                <text:p text:style-name="Preformatted_20_Text">Dialect: "excel"</text:p>
                <text:p text:style-name="Preformatted_20_Text"/>
                <text:p text:style-name="Preformatted_20_Text"><text:s text:c="2"/>delimiter <text:s text:c="2"/>= ',' <text:s text:c="6"/>skipinitialspace = 0</text:p>
                <text:p text:style-name="Preformatted_20_Text"><text:s text:c="2"/>doublequote = 1 <text:s text:c="8"/>quoting <text:s text:c="9"/>= QUOTE_MINIMAL</text:p>
                <text:p text:style-name="Preformatted_20_Text"><text:s text:c="2"/>quotechar <text:s text:c="2"/>= '"' <text:s text:c="6"/>lineterminator <text:s text:c="2"/>= '\r\n'</text:p>
                <text:p text:style-name="Preformatted_20_Text"><text:s text:c="2"/>escapechar <text:s/>= None</text:p>
                <text:p text:style-name="Preformatted_20_Text"/>
                <text:p text:style-name="Preformatted_20_Text">col1,0,10/00/2010,"Contains special chars: "" ' , to be parsed"</text:p>
                <text:p text:style-name="Preformatted_20_Text">col1,1,10/01/2010,"Contains special chars: "" ' , to be parsed"</text:p>
                <text:p text:style-name="Preformatted_20_Text">col1,2,10/02/2010,"Contains special chars: "" ' , to be parsed"</text:p>
                <text:p text:style-name="Preformatted_20_Text"/>
                <text:p text:style-name="Preformatted_20_Text"/>
                <text:p text:style-name="Preformatted_20_Text">Dialect: "excel-tab"</text:p>
                <text:p text:style-name="Preformatted_20_Text"/>
                <text:p text:style-name="Preformatted_20_Text"><text:s text:c="2"/>delimiter <text:s text:c="2"/>= '\t' <text:s text:c="5"/>skipinitialspace = 0</text:p>
                <text:p text:style-name="Preformatted_20_Text"><text:s text:c="2"/>doublequote = 1 <text:s text:c="8"/>quoting <text:s text:c="9"/>= QUOTE_MINIMAL</text:p>
                <text:p text:style-name="Preformatted_20_Text"><text:s text:c="2"/>quotechar <text:s text:c="2"/>= '"' <text:s text:c="6"/>lineterminator <text:s text:c="2"/>= '\r\n'</text:p>
                <text:p text:style-name="Preformatted_20_Text"><text:s text:c="2"/>escapechar <text:s/>= None</text:p>
                <text:p text:style-name="Preformatted_20_Text"/>
                <text:p text:style-name="Preformatted_20_Text">col1 <text:s text:c="3"/>0 <text:s text:c="6"/>10/00/2010 <text:s text:c="5"/>"Contains special chars: "" ' <text:s text:c="3"/>to be parsed"</text:p>
                <text:p text:style-name="Preformatted_20_Text">col1 <text:s text:c="3"/>1 <text:s text:c="6"/>10/01/2010 <text:s text:c="5"/>"Contains special chars: "" ' <text:s text:c="3"/>to be parsed"</text:p>
                <text:p text:style-name="Preformatted_20_Text">col1 <text:s text:c="3"/>2 <text:s text:c="6"/>10/02/2010 <text:s text:c="5"/>"Contains special chars: "" ' <text:s text:c="3"/>to be parsed"</text:p>
                <text:p text:style-name="Preformatted_20_Text"/>
                <text:p text:style-name="Preformatted_20_Text"/>
                <text:p text:style-name="Preformatted_20_Text">Dialect: "singlequote"</text:p>
                <text:p text:style-name="Preformatted_20_Text"/>
                <text:p text:style-name="Preformatted_20_Text"><text:s text:c="2"/>delimiter <text:s text:c="2"/>= ',' <text:s text:c="6"/>skipinitialspace = 0</text:p>
                <text:p text:style-name="Preformatted_20_Text"><text:s text:c="2"/>doublequote = 1 <text:s text:c="8"/>quoting <text:s text:c="9"/>= QUOTE_ALL</text:p>
                <text:p text:style-name="Preformatted_20_Text"><text:s text:c="2"/>quotechar <text:s text:c="2"/>= "'" <text:s text:c="6"/>lineterminator <text:s text:c="2"/>= '\r\n'</text:p>
                <text:p text:style-name="Preformatted_20_Text"><text:s text:c="2"/>escapechar <text:s/>= None</text:p>
                <text:p text:style-name="Preformatted_20_Text"/>
                <text:p text:style-name="Preformatted_20_Text">'col1','0','10/00/2010','Contains special chars: " '' , to be parsed'</text:p>
                <text:p text:style-name="Preformatted_20_Text">'col1','1','10/01/2010','Contains special chars: " '' , to be parsed'</text:p>
                <text:p text:style-name="P3">'col1','2','10/02/2010','Contains special chars: " '' , to be parsed'</text:p>
              </text:section>
              <text:section text:style-name="Sect1" text:name="automatically-detecting-dialects">
                <text:h text:style-name="Heading_20_3" text:outline-level="3">Automatically Detecting Dialects</text:h>
                <text:p text:style-name="Text_20_body">The best way to configure a dialect for parsing an input file is to know the right settings in advance. For data where the dialect parameters are unknown, the <text:span text:style-name="Teletype">Sniffer</text:span> class can be used to make an educated guess. The <text:span text:style-name="Teletype">sniff()</text:span> method takes a sample of the input data and an optional argument giving the possible delimiter characters.</text:p>
                <text:p text:style-name="Preformatted_20_Text">import csv</text:p>
                <text:p text:style-name="Preformatted_20_Text">from StringIO import StringIO</text:p>
                <text:p text:style-name="Preformatted_20_Text">import textwrap</text:p>
                <text:p text:style-name="Preformatted_20_Text"/>
                <text:p text:style-name="Preformatted_20_Text">csv.register_dialect('escaped', escapechar='\\', doublequote=False, quoting=csv.QUOTE_NONE)</text:p>
                <text:p text:style-name="Preformatted_20_Text">csv.register_dialect('singlequote', quotechar="'", quoting=csv.QUOTE_ALL)</text:p>
                <text:p text:style-name="Preformatted_20_Text"/>
                <text:p text:style-name="Preformatted_20_Text"># Generate sample data for all known dialects</text:p>
                <text:p text:style-name="Preformatted_20_Text"/>
                <text:p text:style-name="Preformatted_20_Text">samples = []</text:p>
                <text:p text:style-name="Preformatted_20_Text"/>
                <text:p text:style-name="Preformatted_20_Text">for name in sorted(csv.list_dialects()):</text:p>
                <text:p text:style-name="Preformatted_20_Text"><text:s text:c="4"/>buffer = StringIO()</text:p>
                <text:p text:style-name="Preformatted_20_Text"><text:s text:c="4"/>dialect = csv.get_dialect(name)</text:p>
                <text:p text:style-name="Preformatted_20_Text"><text:s text:c="4"/>writer = csv.writer(buffer, dialect=dialect)</text:p>
                <text:p text:style-name="Preformatted_20_Text"><text:s text:c="4"/>for i in xrange(3):</text:p>
                <text:p text:style-name="Preformatted_20_Text"><text:s text:c="8"/>writer.writerow(</text:p>
                <text:p text:style-name="Preformatted_20_Text"><text:s text:c="12"/>('col1', i, '10/%02d/2010' % i,</text:p>
                <text:p text:style-name="Preformatted_20_Text"><text:soft-page-break/><text:s text:c="13"/>'Contains special chars: " \' %s to be parsed' % dialect.delimiter)</text:p>
                <text:p text:style-name="Preformatted_20_Text"><text:s text:c="12"/>)</text:p>
                <text:p text:style-name="Preformatted_20_Text"><text:s text:c="4"/>samples.append( (name, dialect, buffer.getvalue()) )</text:p>
                <text:p text:style-name="Preformatted_20_Text"/>
                <text:p text:style-name="Preformatted_20_Text"># Guess the dialect for a given sample, then use the results to parse</text:p>
                <text:p text:style-name="Preformatted_20_Text"># the data.</text:p>
                <text:p text:style-name="Preformatted_20_Text"><text:s/></text:p>
                <text:p text:style-name="Preformatted_20_Text">sniffer = csv.Sniffer()</text:p>
                <text:p text:style-name="Preformatted_20_Text"/>
                <text:p text:style-name="Preformatted_20_Text">for name, expected, sample in samples:</text:p>
                <text:p text:style-name="Preformatted_20_Text"><text:s text:c="4"/>print '\nDialect: "%s"\n' % name</text:p>
                <text:p text:style-name="Preformatted_20_Text"/>
                <text:p text:style-name="Preformatted_20_Text"><text:s text:c="4"/>dialect = sniffer.sniff(sample, delimiters=',\t')</text:p>
                <text:p text:style-name="Preformatted_20_Text"/>
                <text:p text:style-name="Preformatted_20_Text"><text:s text:c="4"/>reader = csv.reader(StringIO(sample), dialect=dialect)</text:p>
                <text:p text:style-name="Preformatted_20_Text"><text:s text:c="4"/>for row in reader:</text:p>
                <text:p text:style-name="P3"><text:s text:c="8"/>print row</text:p>
                <text:p text:style-name="Text_20_body"><text:span text:style-name="Teletype">sniff()</text:span> returns a <text:span text:style-name="Teletype">Dialect</text:span> instance with the settings to be used for parsing the data. The results are not always perfect, as demonstrated by the “escaped” dialect in the example.</text:p>
                <text:p text:style-name="Preformatted_20_Text">$ python csv_dialect_sniffer.py</text:p>
                <text:p text:style-name="Preformatted_20_Text"/>
                <text:p text:style-name="Preformatted_20_Text"/>
                <text:p text:style-name="Preformatted_20_Text">Dialect: "escaped"</text:p>
                <text:p text:style-name="Preformatted_20_Text"/>
                <text:p text:style-name="Preformatted_20_Text">['col1', '0', '10/00/2010', 'Contains special chars: \\" \' \\', ' to be parsed']</text:p>
                <text:p text:style-name="Preformatted_20_Text">['col1', '1', '10/01/2010', 'Contains special chars: \\" \' \\', ' to be parsed']</text:p>
                <text:p text:style-name="Preformatted_20_Text">['col1', '2', '10/02/2010', 'Contains special chars: \\" \' \\', ' to be parsed']</text:p>
                <text:p text:style-name="Preformatted_20_Text"/>
                <text:p text:style-name="Preformatted_20_Text">Dialect: "excel"</text:p>
                <text:p text:style-name="Preformatted_20_Text"/>
                <text:p text:style-name="Preformatted_20_Text">['col1', '0', '10/00/2010', 'Contains special chars: " \' , to be parsed']</text:p>
                <text:p text:style-name="Preformatted_20_Text">['col1', '1', '10/01/2010', 'Contains special chars: " \' , to be parsed']</text:p>
                <text:p text:style-name="Preformatted_20_Text">['col1', '2', '10/02/2010', 'Contains special chars: " \' , to be parsed']</text:p>
                <text:p text:style-name="Preformatted_20_Text"/>
                <text:p text:style-name="Preformatted_20_Text">Dialect: "excel-tab"</text:p>
                <text:p text:style-name="Preformatted_20_Text"/>
                <text:p text:style-name="Preformatted_20_Text">['col1', '0', '10/00/2010', 'Contains special chars: " \' \t to be parsed']</text:p>
                <text:p text:style-name="Preformatted_20_Text">['col1', '1', '10/01/2010', 'Contains special chars: " \' \t to be parsed']</text:p>
                <text:p text:style-name="Preformatted_20_Text">['col1', '2', '10/02/2010', 'Contains special chars: " \' \t to be parsed']</text:p>
                <text:p text:style-name="Preformatted_20_Text"/>
                <text:p text:style-name="Preformatted_20_Text">Dialect: "singlequote"</text:p>
                <text:p text:style-name="Preformatted_20_Text"/>
                <text:p text:style-name="Preformatted_20_Text">['col1', '0', '10/00/2010', 'Contains special chars: " \' , to be parsed']</text:p>
                <text:p text:style-name="Preformatted_20_Text">['col1', '1', '10/01/2010', 'Contains special chars: " \' , to be parsed']</text:p>
                <text:p text:style-name="P3">['col1', '2', '10/02/2010', 'Contains special chars: " \' , to be parsed']</text:p>
              </text:section>
            </text:section>
            <text:section text:style-name="Sect1" text:name="using-field-names">
              <text:h text:style-name="Heading_20_2" text:outline-level="2">Using Field Names<text:a xlink:type="simple" xlink:href="https://pymotw.com/2/csv/#using-field-names" text:style-name="Internet_20_link" text:visited-style-name="Visited_20_Internet_20_Link">¶</text:a></text:h>
              <text:p text:style-name="Text_20_body">In addition to working with sequences of data, the <text:a xlink:type="simple" xlink:href="https://pymotw.com/2/csv/#module-csv" text:style-name="Internet_20_link" text:visited-style-name="Visited_20_Internet_20_Link"><text:span text:style-name="Teletype">csv</text:span></text:a> module includes classes for working with rows as dictionaries so that the fields can be named. The <text:span text:style-name="Teletype">DictReader</text:span> and <text:span text:style-name="Teletype">DictWriter</text:span> classes translate rows to dictionaries instead of lists. Keys for the dictionary can be passed in, or inferred from the first row in the input (when the row contains headers).</text:p>
              <text:p text:style-name="Preformatted_20_Text">import csv</text:p>
              <text:p text:style-name="Preformatted_20_Text">import sys</text:p>
              <text:p text:style-name="Preformatted_20_Text"/>
              <text:p text:style-name="Preformatted_20_Text"><text:soft-page-break/>f = open(sys.argv[1], 'rt')</text:p>
              <text:p text:style-name="Preformatted_20_Text">try:</text:p>
              <text:p text:style-name="Preformatted_20_Text"><text:s text:c="4"/>reader = csv.DictReader(f)</text:p>
              <text:p text:style-name="Preformatted_20_Text"><text:s text:c="4"/>for row in reader:</text:p>
              <text:p text:style-name="Preformatted_20_Text"><text:s text:c="8"/>print row</text:p>
              <text:p text:style-name="Preformatted_20_Text">finally:</text:p>
              <text:p text:style-name="P3"><text:s text:c="4"/>f.close()</text:p>
              <text:p text:style-name="Text_20_body">The dictionary-based reader and writer are implemented as wrappers around the sequence-based classes, and use the same methods and arguments. The only difference in the reader API is that rows are returned as dictionaries instead of lists or tuples.</text:p>
              <text:p text:style-name="Preformatted_20_Text">$ python csv_dictreader.py testdata.csv</text:p>
              <text:p text:style-name="Preformatted_20_Text"/>
              <text:p text:style-name="Preformatted_20_Text">{'Title 1': '1', 'Title 3': '08/18/07', 'Title 2': 'a'}</text:p>
              <text:p text:style-name="Preformatted_20_Text">{'Title 1': '2', 'Title 3': '08/19/07', 'Title 2': 'b'}</text:p>
              <text:p text:style-name="Preformatted_20_Text">{'Title 1': '3', 'Title 3': '08/20/07', 'Title 2': 'c'}</text:p>
              <text:p text:style-name="Preformatted_20_Text">{'Title 1': '4', 'Title 3': '08/21/07', 'Title 2': 'd'}</text:p>
              <text:p text:style-name="Preformatted_20_Text">{'Title 1': '5', 'Title 3': '08/22/07', 'Title 2': 'e'}</text:p>
              <text:p text:style-name="Preformatted_20_Text">{'Title 1': '6', 'Title 3': '08/23/07', 'Title 2': 'f'}</text:p>
              <text:p text:style-name="Preformatted_20_Text">{'Title 1': '7', 'Title 3': '08/24/07', 'Title 2': 'g'}</text:p>
              <text:p text:style-name="Preformatted_20_Text">{'Title 1': '8', 'Title 3': '08/25/07', 'Title 2': 'h'}</text:p>
              <text:p text:style-name="P3">{'Title 1': '9', 'Title 3': '08/26/07', 'Title 2': 'i'}</text:p>
              <text:p text:style-name="Text_20_body">The <text:span text:style-name="Teletype">DictWriter</text:span> must be given a list of field names so it knows how to order the columns in the output.</text:p>
              <text:p text:style-name="Preformatted_20_Text">import csv</text:p>
              <text:p text:style-name="Preformatted_20_Text">import sys</text:p>
              <text:p text:style-name="Preformatted_20_Text"/>
              <text:p text:style-name="Preformatted_20_Text">f = open(sys.argv[1], 'wt')</text:p>
              <text:p text:style-name="Preformatted_20_Text">try:</text:p>
              <text:p text:style-name="Preformatted_20_Text"><text:s text:c="4"/>fieldnames = ('Title 1', 'Title 2', 'Title 3')</text:p>
              <text:p text:style-name="Preformatted_20_Text"><text:s text:c="4"/>writer = csv.DictWriter(f, fieldnames=fieldnames)</text:p>
              <text:p text:style-name="Preformatted_20_Text"><text:s text:c="4"/>headers = dict( (n,n) for n in fieldnames )</text:p>
              <text:p text:style-name="Preformatted_20_Text"><text:s text:c="4"/>writer.writerow(headers)</text:p>
              <text:p text:style-name="Preformatted_20_Text"><text:s text:c="4"/>for i in range(10):</text:p>
              <text:p text:style-name="Preformatted_20_Text"><text:s text:c="8"/>writer.writerow({ 'Title 1':i+1,</text:p>
              <text:p text:style-name="Preformatted_20_Text"><text:s text:c="26"/>'Title 2':chr(ord('a') + i),</text:p>
              <text:p text:style-name="Preformatted_20_Text"><text:s text:c="26"/>'Title 3':'08/%02d/07' % (i+1),</text:p>
              <text:p text:style-name="Preformatted_20_Text"><text:s text:c="26"/>})</text:p>
              <text:p text:style-name="Preformatted_20_Text">finally:</text:p>
              <text:p text:style-name="Preformatted_20_Text"><text:s text:c="4"/>f.close()</text:p>
              <text:p text:style-name="Preformatted_20_Text"/>
              <text:p text:style-name="P3">print open(sys.argv[1], 'rt').read()</text:p>
              <text:p text:style-name="Preformatted_20_Text">$ python csv_dictwriter.py testout.csv</text:p>
              <text:p text:style-name="Preformatted_20_Text"/>
              <text:p text:style-name="Preformatted_20_Text">Title 1,Title 2,Title 3</text:p>
              <text:p text:style-name="Preformatted_20_Text">1,a,08/01/07</text:p>
              <text:p text:style-name="Preformatted_20_Text">2,b,08/02/07</text:p>
              <text:p text:style-name="Preformatted_20_Text">3,c,08/03/07</text:p>
              <text:p text:style-name="Preformatted_20_Text">4,d,08/04/07</text:p>
              <text:p text:style-name="Preformatted_20_Text">5,e,08/05/07</text:p>
              <text:p text:style-name="Preformatted_20_Text">6,f,08/06/07</text:p>
              <text:p text:style-name="Preformatted_20_Text">7,g,08/07/07</text:p>
              <text:p text:style-name="Preformatted_20_Text">8,h,08/08/07</text:p>
              <text:p text:style-name="Preformatted_20_Text">9,i,08/09/07</text:p>
              <text:p text:style-name="P3">10,j,08/10/07</text:p>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10S</meta:editing-duration>
    <meta:editing-cycles>5</meta:editing-cycles>
    <meta:generator>OpenOffice/4.1.2$Win32 OpenOffice.org_project/412m3$Build-9782</meta:generator>
    <dc:date>2016-10-11T08:44:48.98</dc:date>
    <dc:creator>PRASAD VS</dc:creator>
    <meta:document-statistic meta:table-count="1" meta:image-count="0" meta:object-count="0" meta:page-count="8" meta:paragraph-count="304" meta:word-count="1865" meta:character-count="13380"/>
    <meta:user-defined meta:name="Info 1"/>
    <meta:user-defined meta:name="Info 2"/>
    <meta:user-defined meta:name="Info 3"/>
    <meta:user-defined meta:name="Info 4"/>
  </office:meta>
</office:document-meta>
</file>